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fit-to-contour="false" fo:padding-top="0cm" fo:padding-bottom="0cm" fo:padding-left="0.5cm" fo:padding-right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0pt" fo:font-weight="bold" style:font-size-asian="10pt" style:font-size-complex="10pt"/>
    </style:style>
    <style:style style:name="P8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1.5cm" svg:x2="10.5cm" svg:y2="21.083cm">
          <text:p/>
        </draw:line>
        <draw:frame draw:style-name="gr2" draw:layer="layout" svg:width="2.369cm" svg:height="0.963cm" svg:x="4.631cm" svg:y="1.5cm">
          <draw:text-box>
            <text:p>Server</text:p>
          </draw:text-box>
        </draw:frame>
        <draw:frame draw:style-name="gr2" draw:layer="layout" svg:width="2.119cm" svg:height="0.963cm" svg:x="14.5cm" svg:y="1.5cm">
          <draw:text-box>
            <text:p>Client</text:p>
          </draw:text-box>
        </draw:frame>
        <draw:frame draw:style-name="gr2" draw:text-style-name="P2" draw:layer="layout" svg:width="6.878cm" svg:height="5.919cm" svg:x="1.4cm" svg:y="3.5cm">
          <draw:text-box>
            <text:p text:style-name="P2">TheAirline/</text:p>
            <text:p text:style-name="P2"><text:s text:c="4"/>|</text:p>
            <text:p text:style-name="P2"><text:s text:c="4"/>|---TheAirlineV2/</text:p>
            <text:p text:style-name="P2"><text:s text:c="13"/>|</text:p>
            <text:p text:style-name="P2"><text:s text:c="13"/>|---TheAirlineV2/</text:p>
            <text:p text:style-name="P2"><text:s text:c="13"/>| <text:s text:c="7"/>|</text:p>
            <text:p text:style-name="P2"><text:s text:c="13"/>| <text:s text:c="7"/>|--- Data/</text:p>
            <text:p text:style-name="P2"><text:s text:c="13"/>| <text:s text:c="7"/>|--- GraphicsModel/</text:p>
            <text:p text:style-name="P2"><text:s text:c="13"/>| <text:s text:c="7"/>|--- Model</text:p>
            <text:p text:style-name="P2"><text:s text:c="13"/>| <text:s text:c="7"/>|--- Properties</text:p>
            <text:p text:style-name="P2"><text:s text:c="13"/>| <text:s text:c="7"/>|--- TheAirlineV2.csproj</text:p>
            <text:p text:style-name="P2"><text:s text:c="13"/>|</text:p>
            <text:p text:style-name="P2"><text:s text:c="13"/>|--- TheAirlineV2.sln</text:p>
          </draw:text-box>
        </draw:frame>
        <draw:frame draw:style-name="gr2" draw:text-style-name="P2" draw:layer="layout" svg:width="6.878cm" svg:height="5.919cm" svg:x="10.9cm" svg:y="3.5cm">
          <draw:text-box>
            <text:p text:style-name="P2">TheAirline/</text:p>
            <text:p text:style-name="P2"><text:s text:c="4"/>|</text:p>
            <text:p text:style-name="P2"><text:s text:c="4"/>|---TheAirlineV2/</text:p>
            <text:p text:style-name="P2"><text:s text:c="13"/>|</text:p>
            <text:p text:style-name="P2"><text:s text:c="13"/>|---TheAirlineV2/</text:p>
            <text:p text:style-name="P2"><text:s text:c="13"/>| <text:s text:c="7"/>|</text:p>
            <text:p text:style-name="P2"><text:s text:c="13"/>| <text:s text:c="7"/>|--- Data/</text:p>
            <text:p text:style-name="P2"><text:s text:c="13"/>| <text:s text:c="7"/>|--- GraphicsModel/</text:p>
            <text:p text:style-name="P2"><text:s text:c="13"/>| <text:s text:c="7"/>|--- Model</text:p>
            <text:p text:style-name="P2"><text:s text:c="13"/>| <text:s text:c="7"/>|--- Properties</text:p>
            <text:p text:style-name="P2"><text:s text:c="13"/>| <text:s text:c="7"/>|--- TheAirlineV2.csproj</text:p>
            <text:p text:style-name="P2"><text:s text:c="13"/>|</text:p>
            <text:p text:style-name="P2"><text:s text:c="13"/>|--- TheAirlineV2.sln</text:p>
          </draw:text-box>
        </draw:frame>
        <draw:line draw:style-name="gr3" draw:text-style-name="P1" draw:layer="layout" svg:x1="9cm" svg:y1="6.5cm" svg:x2="11.5cm" svg:y2="6.5cm">
          <text:p/>
        </draw:line>
        <draw:frame draw:style-name="gr4" draw:text-style-name="P3" draw:layer="layout" svg:width="3.097cm" svg:height="0.64cm" svg:x="8.736cm" svg:y="5.61cm">
          <draw:text-box>
            <text:p text:style-name="P3">Check out whole</text:p>
          </draw:text-box>
        </draw:frame>
        <draw:line draw:style-name="gr3" draw:text-style-name="P1" draw:layer="layout" svg:x1="14cm" svg:y1="9.8cm" svg:x2="14cm" svg:y2="10.883cm">
          <text:p/>
        </draw:line>
        <draw:frame draw:style-name="gr2" draw:text-style-name="P4" draw:layer="layout" svg:width="4.138cm" svg:height="0.64cm" svg:x="14.333cm" svg:y="9.943cm">
          <draw:text-box>
            <text:p><text:span text:style-name="T1">Improve SVN-Structure</text:span></text:p>
          </draw:text-box>
        </draw:frame>
        <draw:frame draw:style-name="gr4" draw:text-style-name="P3" draw:layer="layout" svg:width="2.881cm" svg:height="0.64cm" svg:x="8.903cm" svg:y="15.066cm">
          <draw:text-box>
            <text:p text:style-name="P3">Check in whole</text:p>
          </draw:text-box>
        </draw:frame>
        <draw:line draw:style-name="gr3" draw:text-style-name="P1" draw:layer="layout" svg:x1="11.5cm" svg:y1="15.9cm" svg:x2="9.083cm" svg:y2="15.9cm">
          <text:p/>
        </draw:line>
        <draw:rect draw:style-name="gr5" draw:text-style-name="P6" draw:layer="layout" svg:width="14.5cm" svg:height="1.083cm" svg:x="3.083cm" svg:y="2.333cm">
          <text:p text:style-name="P5"><text:span text:style-name="T1">Check out command:</text:span></text:p>
          <text:p text:style-name="P5"><text:span text:style-name="T1">svn co https://theairline.svn.sourceforge.net/svnroot/theairline theairline</text:span></text:p>
        </draw:rect>
        <draw:rect draw:style-name="gr5" draw:text-style-name="P7" draw:layer="layout" svg:width="14.5cm" svg:height="1.083cm" svg:x="3.416cm" svg:y="19.333cm">
          <text:p text:style-name="P7">New Check out command:</text:p>
          <text:p text:style-name="P7">svn co https://theairline.svn.sourceforge.net/svnroot/theairline/trunk theairline</text:p>
        </draw:rect>
        <draw:frame draw:style-name="gr2" draw:text-style-name="P2" draw:layer="layout" svg:width="6.878cm" svg:height="7.68cm" svg:x="1.4cm" svg:y="10.5cm">
          <draw:text-box>
            <text:p text:style-name="P2">TheAirline/</text:p>
            <text:p text:style-name="P2"><text:s text:c="4"/>|</text:p>
            <text:p text:style-name="P2"><text:s text:c="4"/>|--- branches</text:p>
            <text:p text:style-name="P2"><text:s text:c="4"/>|</text:p>
            <text:p text:style-name="P2"><text:s text:c="4"/>|--- tags</text:p>
            <text:p text:style-name="P2"><text:s text:c="4"/>|</text:p>
            <text:p text:style-name="P2"><text:s text:c="4"/>|--- <text:span text:style-name="T2">trunk</text:span></text:p>
            <text:p text:style-name="P2"><text:s text:c="13"/>|</text:p>
            <text:p text:style-name="P2"><text:s text:c="13"/>|---TheAirlineV2/</text:p>
            <text:p text:style-name="P2"><text:s text:c="13"/>| <text:s text:c="7"/>|</text:p>
            <text:p text:style-name="P2"><text:s text:c="13"/>| <text:s text:c="7"/>|--- Data/</text:p>
            <text:p text:style-name="P2"><text:s text:c="13"/>| <text:s text:c="7"/>|--- GraphicsModel/</text:p>
            <text:p text:style-name="P2"><text:s text:c="13"/>| <text:s text:c="7"/>|--- Model</text:p>
            <text:p text:style-name="P2"><text:s text:c="13"/>| <text:s text:c="7"/>|--- Properties</text:p>
            <text:p text:style-name="P2"><text:s text:c="13"/>| <text:s text:c="7"/>|--- TheAirlineV2.csproj</text:p>
            <text:p text:style-name="P2"><text:s text:c="13"/>|</text:p>
            <text:p text:style-name="P2"><text:s text:c="13"/>|--- TheAirlineV2.sln</text:p>
          </draw:text-box>
        </draw:frame>
        <draw:frame draw:style-name="gr2" draw:text-style-name="P2" draw:layer="layout" svg:width="6.878cm" svg:height="7.663cm" svg:x="10.916cm" svg:y="10.5cm">
          <draw:text-box>
            <text:p text:style-name="P2">TheAirline/</text:p>
            <text:p text:style-name="P2"><text:s text:c="4"/>|</text:p>
            <text:p text:style-name="P2"><text:s text:c="4"/>|--- branches</text:p>
            <text:p text:style-name="P2"><text:s text:c="4"/>|</text:p>
            <text:p text:style-name="P2"><text:s text:c="4"/>|--- tags</text:p>
            <text:p text:style-name="P2"><text:s text:c="4"/>|</text:p>
            <text:p text:style-name="P2"><text:s text:c="4"/>|--- <text:span text:style-name="T3">trunk</text:span></text:p>
            <text:p text:style-name="P2"><text:s text:c="13"/>|</text:p>
            <text:p text:style-name="P2"><text:s text:c="13"/>|---TheAirlineV2/</text:p>
            <text:p text:style-name="P2"><text:s text:c="13"/>| <text:s text:c="7"/>|</text:p>
            <text:p text:style-name="P2"><text:s text:c="13"/>| <text:s text:c="7"/>|--- Data/</text:p>
            <text:p text:style-name="P2"><text:s text:c="13"/>| <text:s text:c="7"/>|--- GraphicsModel/</text:p>
            <text:p text:style-name="P2"><text:s text:c="13"/>| <text:s text:c="7"/>|--- Model</text:p>
            <text:p text:style-name="P2"><text:s text:c="13"/>| <text:s text:c="7"/>|--- Properties</text:p>
            <text:p text:style-name="P2"><text:s text:c="13"/>| <text:s text:c="7"/>|--- TheAirlineV2.csproj</text:p>
            <text:p text:style-name="P2"><text:s text:c="13"/>|</text:p>
            <text:p text:style-name="P2"><text:s text:c="13"/>|--- TheAirlineV2.sln</text:p>
          </draw:text-box>
        </draw:frame>
      </draw:page>
      <draw:page draw:name="page2" draw:style-name="dp1" draw:master-page-name="Standard">
        <draw:frame draw:style-name="gr2" draw:text-style-name="P2" draw:layer="layout" svg:width="7.855cm" svg:height="12.476cm" svg:x="2.604cm" svg:y="7.024cm">
          <draw:text-box>
            <text:p text:style-name="P2">TheAirline/</text:p>
            <text:p text:style-name="P2"><text:s text:c="4"/>|</text:p>
            <text:p text:style-name="P2"><text:s text:c="4"/>|--- branches</text:p>
            <text:p text:style-name="P2"><text:s text:c="4"/>|</text:p>
            <text:p text:style-name="P2"><text:s text:c="4"/>|--- tags</text:p>
            <text:p text:style-name="P2"><text:s text:c="4"/>| <text:s text:c="7"/>|</text:p>
            <text:p text:style-name="P2"><text:s text:c="4"/>| <text:s text:c="7"/>|--- <text:span text:style-name="T2">Release-2.2.0</text:span></text:p>
            <text:p text:style-name="P2"><text:s text:c="4"/>| <text:s text:c="16"/>|</text:p>
            <text:p text:style-name="P2"><text:s text:c="4"/>| <text:s text:c="16"/>|---TheAirlineV2/</text:p>
            <text:p text:style-name="P2"><text:s text:c="4"/>| <text:s text:c="16"/>| <text:s text:c="7"/>|</text:p>
            <text:p text:style-name="P2"><text:s text:c="4"/>| <text:s text:c="16"/>| <text:s text:c="7"/>|--- Data/</text:p>
            <text:p text:style-name="P2"><text:s text:c="4"/>| <text:s text:c="16"/>| <text:s text:c="7"/>|--- GraphicsModel/</text:p>
            <text:p text:style-name="P2"><text:s text:c="4"/>| <text:s text:c="16"/>| <text:s text:c="7"/>|--- Model</text:p>
            <text:p text:style-name="P2"><text:s text:c="4"/>| <text:s text:c="16"/>| <text:s text:c="7"/>|--- Properties</text:p>
            <text:p text:style-name="P2"><text:s text:c="4"/>| <text:s text:c="16"/>| <text:s text:c="7"/>|--- TheAirlineV2.csproj</text:p>
            <text:p text:style-name="P2"><text:s text:c="4"/>| <text:s text:c="16"/>|</text:p>
            <text:p text:style-name="P2"><text:s text:c="4"/>| <text:s text:c="16"/>|--- TheAirlineV2.sln</text:p>
            <text:p text:style-name="P2"><text:s text:c="4"/>|--- <text:span text:style-name="T3">trunk</text:span></text:p>
            <text:p text:style-name="P2"><text:s text:c="13"/>|</text:p>
            <text:p text:style-name="P2"><text:s text:c="13"/>|---TheAirlineV2/</text:p>
            <text:p text:style-name="P2"><text:s text:c="13"/>| <text:s text:c="7"/>|</text:p>
            <text:p text:style-name="P2"><text:s text:c="13"/>| <text:s text:c="7"/>|--- Data/</text:p>
            <text:p text:style-name="P2"><text:s text:c="13"/>| <text:s text:c="7"/>|--- GraphicsModel/</text:p>
            <text:p text:style-name="P2"><text:s text:c="13"/>| <text:s text:c="7"/>|--- Model</text:p>
            <text:p text:style-name="P2"><text:s text:c="13"/>| <text:s text:c="7"/>|--- Properties</text:p>
            <text:p text:style-name="P2"><text:s text:c="13"/>| <text:s text:c="7"/>|--- TheAirlineV2.csproj</text:p>
            <text:p text:style-name="P2"><text:s text:c="13"/>|</text:p>
            <text:p text:style-name="P2"><text:s text:c="13"/>|--- TheAirlineV2.sln</text:p>
          </draw:text-box>
        </draw:frame>
      </draw:page>
      <draw:page draw:name="page3" draw:style-name="dp1" draw:master-page-name="Standard">
        <draw:frame draw:style-name="gr2" draw:text-style-name="P3" draw:layer="layout" svg:width="7.076cm" svg:height="15.439cm" svg:x="4.833cm" svg:y="3.666cm">
          <draw:text-box>
            <text:p text:style-name="P3">TheAirline/</text:p>
            <text:p text:style-name="P3"><text:s text:c="4"/>|</text:p>
            <text:p text:style-name="P3"><text:s text:c="4"/>|--- branches</text:p>
            <text:p text:style-name="P3"><text:s text:c="4"/>| <text:s text:c="7"/>|</text:p>
            <text:p text:style-name="P3"><text:s text:c="4"/>| <text:s text:c="7"/>|--- <text:span text:style-name="T2">NetworkGaming</text:span></text:p>
            <text:p text:style-name="P3"><text:s text:c="4"/>| <text:s text:c="16"/>|</text:p>
            <text:p text:style-name="P3"><text:s text:c="4"/>| <text:s text:c="16"/>|---TheAirlineV2/</text:p>
            <text:p text:style-name="P3"><text:s text:c="4"/>| <text:s text:c="16"/>| <text:s text:c="7"/>|</text:p>
            <text:p text:style-name="P3"><text:s text:c="4"/>| <text:s text:c="16"/>| <text:s text:c="7"/>|--- Data/</text:p>
            <text:p text:style-name="P3"><text:s text:c="4"/>| <text:s text:c="16"/>| <text:s text:c="7"/>|--- GraphicsModel/</text:p>
            <text:p text:style-name="P3"><text:s text:c="4"/>| <text:s text:c="16"/>| <text:s text:c="7"/>|--- Model</text:p>
            <text:p text:style-name="P3"><text:s text:c="4"/>| <text:s text:c="16"/>| <text:s text:c="7"/>|--- Properties</text:p>
            <text:p text:style-name="P3"><text:s text:c="4"/>| <text:s text:c="16"/>| <text:s text:c="7"/>|--- TheAirlineV2.csproj</text:p>
            <text:p text:style-name="P3"><text:s text:c="4"/>| <text:s text:c="16"/>|</text:p>
            <text:p text:style-name="P3"><text:s text:c="4"/>| <text:s text:c="16"/>|--- TheAirlineV2.sln</text:p>
            <text:p text:style-name="P3"><text:s text:c="4"/>|--- tags</text:p>
            <text:p text:style-name="P3"><text:s text:c="4"/>| <text:s text:c="7"/>|</text:p>
            <text:p text:style-name="P3"><text:s text:c="4"/>| <text:s text:c="7"/>|--- <text:span text:style-name="T3">Release-2.2.0</text:span></text:p>
            <text:p text:style-name="P3"><text:s text:c="4"/>| <text:s text:c="16"/>|</text:p>
            <text:p text:style-name="P3"><text:s text:c="4"/>| <text:s text:c="16"/>|---TheAirlineV2/</text:p>
            <text:p text:style-name="P3"><text:s text:c="4"/>| <text:s text:c="16"/>| <text:s text:c="7"/>|</text:p>
            <text:p text:style-name="P3"><text:s text:c="4"/>| <text:s text:c="16"/>| <text:s text:c="7"/>|--- Data/</text:p>
            <text:p text:style-name="P3"><text:s text:c="4"/>| <text:s text:c="16"/>| <text:s text:c="7"/>|--- GraphicsModel/</text:p>
            <text:p text:style-name="P3"><text:s text:c="4"/>| <text:s text:c="16"/>| <text:s text:c="7"/>|--- Model</text:p>
            <text:p text:style-name="P3"><text:s text:c="4"/>| <text:s text:c="16"/>| <text:s text:c="7"/>|--- Properties</text:p>
            <text:p text:style-name="P3"><text:s text:c="4"/>| <text:s text:c="16"/>| <text:s text:c="7"/>|--- TheAirlineV2.csproj</text:p>
            <text:p text:style-name="P3"><text:s text:c="4"/>| <text:s text:c="16"/>|</text:p>
            <text:p text:style-name="P3"><text:s text:c="4"/>| <text:s text:c="16"/>|--- TheAirlineV2.sln</text:p>
            <text:p text:style-name="P3"><text:s text:c="4"/>|--- <text:span text:style-name="T3">trunk</text:span></text:p>
            <text:p text:style-name="P3"><text:s text:c="13"/>|</text:p>
            <text:p text:style-name="P3"><text:s text:c="13"/>|---TheAirlineV2/</text:p>
            <text:p text:style-name="P3"><text:s text:c="13"/>| <text:s text:c="7"/>|</text:p>
            <text:p text:style-name="P3"><text:s text:c="13"/>| <text:s text:c="7"/>|--- Data/</text:p>
            <text:p text:style-name="P3"><text:s text:c="13"/>| <text:s text:c="7"/>|--- GraphicsModel/</text:p>
            <text:p text:style-name="P3"><text:s text:c="13"/>| <text:s text:c="7"/>|--- Model</text:p>
            <text:p text:style-name="P3"><text:s text:c="13"/>| <text:s text:c="7"/>|--- Properties</text:p>
            <text:p text:style-name="P3"><text:s text:c="13"/>| <text:s text:c="7"/>|--- TheAirlineV2.csproj</text:p>
            <text:p text:style-name="P3"><text:s text:c="13"/>|</text:p>
            <text:p text:style-name="P3"><text:s text:c="13"/>|--- TheAirlineV2.sln</text:p>
          </draw:text-box>
        </draw:frame>
      </draw:page>
      <draw:page draw:name="page4" draw:style-name="dp1" draw:master-page-name="Standard">
        <draw:frame draw:style-name="gr2" draw:text-style-name="P3" draw:layer="layout" svg:width="7.076cm" svg:height="20.107cm" svg:x="4.833cm" svg:y="3.667cm">
          <draw:text-box>
            <text:p text:style-name="P3">TheAirline/</text:p>
            <text:p text:style-name="P3"><text:s text:c="4"/>|</text:p>
            <text:p text:style-name="P3"><text:s text:c="4"/>|--- branches</text:p>
            <text:p text:style-name="P3"><text:s text:c="4"/>| <text:s text:c="7"/>|</text:p>
            <text:p text:style-name="P3"><text:s text:c="4"/>| <text:s text:c="7"/>|--- <text:span text:style-name="T3">NetworkGaming</text:span></text:p>
            <text:p text:style-name="P3"><text:s text:c="4"/>| <text:s text:c="7"/>| <text:s text:c="7"/>|</text:p>
            <text:p text:style-name="P3"><text:s text:c="4"/>| <text:s text:c="7"/>| <text:s text:c="7"/>|---TheAirlineV2/</text:p>
            <text:p text:style-name="P3"><text:s text:c="4"/>| <text:s text:c="7"/>| <text:s text:c="7"/>| <text:s text:c="7"/>|</text:p>
            <text:p text:style-name="P3"><text:s text:c="4"/>| <text:s text:c="7"/>| <text:s text:c="7"/>| <text:s text:c="7"/>|--- Data/</text:p>
            <text:p text:style-name="P3"><text:s text:c="4"/>| <text:s text:c="7"/>| <text:s text:c="7"/>| <text:s text:c="7"/>|--- GraphicsModel/</text:p>
            <text:p text:style-name="P3"><text:s text:c="4"/>| <text:s text:c="7"/>| <text:s text:c="7"/>| <text:s text:c="7"/>|--- Model</text:p>
            <text:p text:style-name="P3"><text:s text:c="4"/>| <text:s text:c="7"/>| <text:s text:c="7"/>| <text:s text:c="7"/>|--- Properties</text:p>
            <text:p text:style-name="P3"><text:s text:c="4"/>| <text:s text:c="7"/>| <text:s text:c="7"/>| <text:s text:c="7"/>|--- TheAirlineV2.csproj</text:p>
            <text:p text:style-name="P3"><text:s text:c="4"/>| <text:s text:c="7"/>| <text:s text:c="7"/>|</text:p>
            <text:p text:style-name="P3"><text:s text:c="4"/>| <text:s text:c="7"/>| <text:s text:c="7"/>|--- TheAirlineV2.sln</text:p>
            <text:p text:style-name="P3"><text:s text:c="4"/>| <text:s text:c="7"/>|</text:p>
            <text:p text:style-name="P3"><text:s text:c="4"/>| <text:s text:c="7"/>|--- <text:span text:style-name="T2">Bugfixing-2.2.x</text:span></text:p>
            <text:p text:style-name="P3"><text:s text:c="4"/>| <text:s text:c="16"/>|</text:p>
            <text:p text:style-name="P3"><text:s text:c="4"/>| <text:s text:c="16"/>|---TheAirlineV2/</text:p>
            <text:p text:style-name="P3"><text:s text:c="4"/>| <text:s text:c="16"/>| <text:s text:c="7"/>|</text:p>
            <text:p text:style-name="P3"><text:s text:c="4"/>| <text:s text:c="16"/>| <text:s text:c="7"/>|--- Data/</text:p>
            <text:p text:style-name="P3"><text:s text:c="4"/>| <text:s text:c="16"/>| <text:s text:c="7"/>|--- GraphicsModel/</text:p>
            <text:p text:style-name="P3"><text:s text:c="4"/>| <text:s text:c="16"/>| <text:s text:c="7"/>|--- Model</text:p>
            <text:p text:style-name="P3"><text:s text:c="4"/>| <text:s text:c="16"/>| <text:s text:c="7"/>|--- Properties</text:p>
            <text:p text:style-name="P3"><text:s text:c="4"/>| <text:s text:c="16"/>| <text:s text:c="7"/>|--- TheAirlineV2.csproj</text:p>
            <text:p text:style-name="P3"><text:s text:c="4"/>| <text:s text:c="16"/>|</text:p>
            <text:p text:style-name="P3"><text:s text:c="4"/>| <text:s text:c="16"/>|--- TheAirlineV2.sln</text:p>
            <text:p text:style-name="P3"><text:s text:c="4"/>|--- tags</text:p>
            <text:p text:style-name="P3"><text:s text:c="4"/>| <text:s text:c="7"/>|</text:p>
            <text:p text:style-name="P3"><text:s text:c="4"/>| <text:s text:c="7"/>|--- <text:span text:style-name="T3">Release-2.2.0</text:span></text:p>
            <text:p text:style-name="P3"><text:s text:c="4"/>| <text:s text:c="16"/>|</text:p>
            <text:p text:style-name="P3"><text:s text:c="4"/>| <text:s text:c="16"/>|---TheAirlineV2/</text:p>
            <text:p text:style-name="P3"><text:s text:c="4"/>| <text:s text:c="16"/>| <text:s text:c="7"/>|</text:p>
            <text:p text:style-name="P3"><text:s text:c="4"/>| <text:s text:c="16"/>| <text:s text:c="7"/>|--- Data/</text:p>
            <text:p text:style-name="P3"><text:s text:c="4"/>| <text:s text:c="16"/>| <text:s text:c="7"/>|--- GraphicsModel/</text:p>
            <text:p text:style-name="P3"><text:s text:c="4"/>| <text:s text:c="16"/>| <text:s text:c="7"/>|--- Model</text:p>
            <text:p text:style-name="P3"><text:s text:c="4"/>| <text:s text:c="16"/>| <text:s text:c="7"/>|--- Properties</text:p>
            <text:p text:style-name="P3"><text:s text:c="4"/>| <text:s text:c="16"/>| <text:s text:c="7"/>|--- TheAirlineV2.csproj</text:p>
            <text:p text:style-name="P3"><text:s text:c="4"/>| <text:s text:c="16"/>|</text:p>
            <text:p text:style-name="P3"><text:s text:c="4"/>| <text:s text:c="16"/>|--- TheAirlineV2.sln</text:p>
            <text:p text:style-name="P3"><text:s text:c="4"/>|--- <text:span text:style-name="T3">trunk</text:span></text:p>
            <text:p text:style-name="P3"><text:s text:c="13"/>|</text:p>
            <text:p text:style-name="P3"><text:s text:c="13"/>|---TheAirlineV2/</text:p>
            <text:p text:style-name="P3"><text:s text:c="13"/>| <text:s text:c="7"/>|</text:p>
            <text:p text:style-name="P3"><text:s text:c="13"/>| <text:s text:c="7"/>|--- Data/</text:p>
            <text:p text:style-name="P3"><text:s text:c="13"/>| <text:s text:c="7"/>|--- GraphicsModel/</text:p>
            <text:p text:style-name="P3"><text:s text:c="13"/>| <text:s text:c="7"/>|--- Model</text:p>
            <text:p text:style-name="P3"><text:s text:c="13"/>| <text:s text:c="7"/>|--- Properties</text:p>
            <text:p text:style-name="P3"><text:s text:c="13"/>| <text:s text:c="7"/>|--- TheAirlineV2.csproj</text:p>
            <text:p text:style-name="P3"><text:s text:c="13"/>|</text:p>
            <text:p text:style-name="P3"><text:s text:c="13"/>|--- TheAirlineV2.sln</text:p>
          </draw:text-box>
        </draw:frame>
      </draw:page>
      <draw:page draw:name="page5" draw:style-name="dp1" draw:master-page-name="Standard">
        <draw:frame draw:style-name="gr2" draw:text-style-name="P2" draw:layer="layout" svg:width="5.887cm" svg:height="5.047cm" svg:x="10.916cm" svg:y="10.501cm">
          <draw:text-box>
            <text:p text:style-name="P2">&lt;Client Sandbox folder&gt;/</text:p>
            <text:p text:style-name="P2"><text:s text:c="4"/>|</text:p>
            <text:p text:style-name="P2"><text:s text:c="4"/>|---TheAirlineV2/</text:p>
            <text:p text:style-name="P2"><text:s text:c="4"/>| <text:s text:c="7"/>|</text:p>
            <text:p text:style-name="P2"><text:s text:c="4"/>| <text:s text:c="7"/>|--- Data/</text:p>
            <text:p text:style-name="P2"><text:s text:c="4"/>| <text:s text:c="7"/>|--- GraphicsModel/</text:p>
            <text:p text:style-name="P2"><text:s text:c="4"/>| <text:s text:c="7"/>|--- Model</text:p>
            <text:p text:style-name="P2"><text:s text:c="4"/>| <text:s text:c="7"/>|--- Properties</text:p>
            <text:p text:style-name="P2"><text:s text:c="4"/>| <text:s text:c="7"/>|--- TheAirlineV2.csproj</text:p>
            <text:p text:style-name="P2"><text:s text:c="4"/>|</text:p>
            <text:p text:style-name="P2"><text:s text:c="4"/>|--- TheAirlineV2.sln</text:p>
          </draw:text-box>
        </draw:frame>
      </draw:page>
      <draw:page draw:name="page6" draw:style-name="dp1" draw:master-page-name="Standard">
        <draw:rect draw:style-name="gr6" draw:text-style-name="P8" xml:id="id1" draw:id="id1" draw:layer="layout" svg:width="4cm" svg:height="1cm" svg:x="1.5cm" svg:y="25cm">
          <text:p text:style-name="P8">Revision 1</text:p>
        </draw:rect>
        <draw:rect draw:style-name="gr6" draw:text-style-name="P8" xml:id="id2" draw:id="id2" draw:layer="layout" svg:width="4cm" svg:height="1cm" svg:x="1.5cm" svg:y="23.5cm">
          <text:p text:style-name="P8">Revision 2</text:p>
        </draw:rect>
        <draw:rect draw:style-name="gr6" draw:text-style-name="P8" xml:id="id3" draw:id="id3" draw:layer="layout" svg:width="4cm" svg:height="1cm" svg:x="1.5cm" svg:y="22cm">
          <text:p text:style-name="P8">Revision 3</text:p>
        </draw:rect>
        <draw:rect draw:style-name="gr6" draw:text-style-name="P8" xml:id="id4" draw:id="id4" draw:layer="layout" svg:width="4cm" svg:height="1cm" svg:x="7cm" svg:y="20.5cm">
          <text:p text:style-name="P8">Release-2.2.0</text:p>
          <text:p text:style-name="P8">Revison 4</text:p>
        </draw:rect>
        <draw:connector draw:style-name="gr3" draw:text-style-name="P1" draw:layer="layout" svg:x1="3.5cm" svg:y1="25cm" svg:x2="3.5cm" svg:y2="24.5cm" draw:start-shape="id1" draw:start-glue-point="0" draw:end-shape="id2" draw:end-glue-point="2" svg:d="m3500 25000v-500">
          <text:p/>
        </draw:connector>
        <draw:connector draw:style-name="gr3" draw:text-style-name="P1" draw:layer="layout" svg:x1="3.5cm" svg:y1="23.5cm" svg:x2="3.5cm" svg:y2="23cm" draw:start-shape="id2" draw:start-glue-point="0" draw:end-shape="id3" draw:end-glue-point="2" svg:d="m3500 23500v-500">
          <text:p/>
        </draw:connector>
        <draw:connector draw:style-name="gr3" draw:text-style-name="P1" draw:layer="layout" svg:x1="5.5cm" svg:y1="22.5cm" svg:x2="9cm" svg:y2="21.5cm" draw:start-shape="id3" draw:start-glue-point="1" draw:end-shape="id4" draw:end-glue-point="2" svg:d="m5500 22500h3500v-1000">
          <text:p/>
        </draw:connector>
        <draw:rect draw:style-name="gr6" draw:text-style-name="P8" xml:id="id5" draw:id="id5" draw:layer="layout" svg:width="4cm" svg:height="1cm" svg:x="1.5cm" svg:y="17.5cm">
          <text:p text:style-name="P8">Revision 6</text:p>
        </draw:rect>
        <draw:rect draw:style-name="gr6" draw:text-style-name="P8" xml:id="id6" draw:id="id6" draw:layer="layout" svg:width="4cm" svg:height="1cm" svg:x="1.5cm" svg:y="14.5cm">
          <text:p text:style-name="P8">Revision 8</text:p>
        </draw:rect>
        <draw:rect draw:style-name="gr6" draw:text-style-name="P8" xml:id="id7" draw:id="id7" draw:layer="layout" svg:width="4cm" svg:height="1cm" svg:x="1.5cm" svg:y="13cm">
          <text:p text:style-name="P8">Revision 9</text:p>
        </draw:rect>
        <draw:rect draw:style-name="gr6" draw:text-style-name="P8" xml:id="id8" draw:id="id8" draw:layer="layout" svg:width="4cm" svg:height="1cm" svg:x="11.5cm" svg:y="11.5cm">
          <text:p text:style-name="P8">NetworkGaming</text:p>
          <text:p text:style-name="P8">Revision 10</text:p>
        </draw:rect>
        <draw:connector draw:style-name="gr3" draw:text-style-name="P1" draw:layer="layout" svg:x1="3.5cm" svg:y1="22cm" svg:x2="3.5cm" svg:y2="18.5cm" draw:start-shape="id3" draw:start-glue-point="0" draw:end-shape="id5" draw:end-glue-point="2" svg:d="m3500 22000v-3500">
          <text:p/>
        </draw:connector>
        <draw:connector draw:style-name="gr3" draw:text-style-name="P1" draw:layer="layout" svg:x1="3.5cm" svg:y1="17.5cm" svg:x2="3.5cm" svg:y2="15.5cm" draw:start-shape="id5" draw:start-glue-point="0" draw:end-shape="id6" draw:end-glue-point="2" svg:d="m3500 17500v-2000">
          <text:p/>
        </draw:connector>
        <draw:connector draw:style-name="gr3" draw:text-style-name="P1" draw:layer="layout" svg:x1="3.5cm" svg:y1="14.5cm" svg:x2="3.5cm" svg:y2="14cm" draw:start-shape="id6" draw:start-glue-point="0" draw:end-shape="id7" draw:end-glue-point="2" svg:d="m3500 14500v-500">
          <text:p/>
        </draw:connector>
        <draw:connector draw:style-name="gr3" draw:text-style-name="P1" draw:layer="layout" svg:x1="5.5cm" svg:y1="13.5cm" svg:x2="13.5cm" svg:y2="12.5cm" draw:start-shape="id7" draw:start-glue-point="1" draw:end-shape="id8" draw:end-glue-point="2" svg:d="m5500 13500h8000v-1000">
          <text:p/>
        </draw:connector>
        <draw:rect draw:style-name="gr6" draw:text-style-name="P8" xml:id="id9" draw:id="id9" draw:layer="layout" svg:width="4cm" svg:height="1cm" svg:x="16cm" svg:y="19cm">
          <text:p text:style-name="P8">Bugfixing-2.2.x</text:p>
          <text:p text:style-name="P8">Revision 5</text:p>
        </draw:rect>
        <draw:connector draw:style-name="gr3" draw:text-style-name="P1" draw:layer="layout" svg:x1="11cm" svg:y1="21cm" svg:x2="18cm" svg:y2="20cm" draw:start-shape="id4" draw:start-glue-point="1" draw:end-shape="id9" draw:end-glue-point="2" svg:d="m11000 21000h7000v-1000">
          <text:p/>
        </draw:connector>
        <draw:rect draw:style-name="gr6" draw:text-style-name="P8" xml:id="id10" draw:id="id10" draw:layer="layout" svg:width="4cm" svg:height="1cm" svg:x="16cm" svg:y="16cm">
          <text:p text:style-name="P8">Bugfixing-2.2.x</text:p>
          <text:p text:style-name="P8">Revision 7</text:p>
        </draw:rect>
        <draw:connector draw:style-name="gr3" draw:text-style-name="P1" draw:layer="layout" svg:x1="18cm" svg:y1="19cm" svg:x2="18cm" svg:y2="17cm" draw:start-shape="id9" draw:start-glue-point="0" draw:end-shape="id10" draw:end-glue-point="2" svg:d="m18000 19000v-2000">
          <text:p/>
        </draw:connector>
        <draw:rect draw:style-name="gr6" draw:text-style-name="P8" xml:id="id12" draw:id="id12" draw:layer="layout" svg:width="4cm" svg:height="1cm" svg:x="1.5cm" svg:y="10cm">
          <text:p text:style-name="P8">Revision 11</text:p>
        </draw:rect>
        <draw:rect draw:style-name="gr6" draw:text-style-name="P8" xml:id="id11" draw:id="id11" draw:layer="layout" svg:width="4cm" svg:height="1cm" svg:x="1.5cm" svg:y="8.5cm">
          <text:p text:style-name="P8">Revision 12</text:p>
        </draw:rect>
        <draw:rect draw:style-name="gr6" draw:text-style-name="P8" xml:id="id13" draw:id="id13" draw:layer="layout" svg:width="4cm" svg:height="1cm" svg:x="1.5cm" svg:y="7cm">
          <text:p text:style-name="P8">Revision 13</text:p>
        </draw:rect>
        <draw:connector draw:style-name="gr3" draw:text-style-name="P1" draw:layer="layout" svg:x1="18cm" svg:y1="16cm" svg:x2="5.5cm" svg:y2="9cm" draw:start-shape="id10" draw:start-glue-point="0" draw:end-shape="id11" draw:end-glue-point="1" svg:d="m18000 16000v-7000h-12500">
          <text:p/>
        </draw:connector>
        <draw:rect draw:style-name="gr6" draw:text-style-name="P8" xml:id="id14" draw:id="id14" draw:layer="layout" svg:width="4cm" svg:height="1cm" svg:x="7cm" svg:y="5.5cm">
          <text:p text:style-name="P8">Release-2.3.0</text:p>
          <text:p text:style-name="P8">Revison 14</text:p>
        </draw:rect>
        <draw:connector draw:style-name="gr3" draw:text-style-name="P1" draw:layer="layout" svg:x1="3.5cm" svg:y1="13cm" svg:x2="3.5cm" svg:y2="11cm" draw:start-shape="id7" draw:start-glue-point="0" draw:end-shape="id12" draw:end-glue-point="2" svg:d="m3500 13000v-2000">
          <text:p/>
        </draw:connector>
        <draw:connector draw:style-name="gr3" draw:text-style-name="P1" draw:layer="layout" svg:x1="3.5cm" svg:y1="10cm" svg:x2="3.5cm" svg:y2="9.5cm" draw:start-shape="id12" draw:start-glue-point="0" draw:end-shape="id11" draw:end-glue-point="2" svg:d="m3500 10000v-500">
          <text:p/>
        </draw:connector>
        <draw:connector draw:style-name="gr3" draw:text-style-name="P1" draw:layer="layout" svg:x1="3.5cm" svg:y1="8.5cm" svg:x2="3.5cm" svg:y2="8cm" draw:start-shape="id11" draw:start-glue-point="0" draw:end-shape="id13" draw:end-glue-point="2" svg:d="m3500 8500v-500">
          <text:p/>
        </draw:connector>
        <draw:connector draw:style-name="gr3" draw:text-style-name="P1" draw:layer="layout" svg:x1="5.5cm" svg:y1="7.5cm" svg:x2="9cm" svg:y2="6.5cm" draw:start-shape="id13" draw:start-glue-point="1" draw:end-shape="id14" draw:end-glue-point="2" svg:d="m5500 7500h3500v-1000">
          <text:p/>
        </draw:connector>
        <draw:rect draw:style-name="gr6" draw:text-style-name="P8" xml:id="id15" draw:id="id15" draw:layer="layout" svg:width="4cm" svg:height="1cm" svg:x="11.5cm" svg:y="4cm">
          <text:p text:style-name="P8">NetworkGaming</text:p>
          <text:p text:style-name="P8">Revision 15</text:p>
        </draw:rect>
        <draw:connector draw:style-name="gr3" draw:text-style-name="P1" draw:layer="layout" svg:x1="13.5cm" svg:y1="11.5cm" svg:x2="13.5cm" svg:y2="5cm" draw:start-shape="id8" draw:start-glue-point="0" draw:end-shape="id15" draw:end-glue-point="2" svg:d="m13500 11500v-6500">
          <text:p/>
        </draw:connector>
        <draw:rect draw:style-name="gr6" draw:text-style-name="P8" xml:id="id16" draw:id="id16" draw:layer="layout" svg:width="4cm" svg:height="1cm" svg:x="1.5cm" svg:y="2.5cm">
          <text:p text:style-name="P8">Revision 16</text:p>
        </draw:rect>
        <draw:connector draw:style-name="gr3" draw:text-style-name="P1" draw:layer="layout" svg:x1="3.5cm" svg:y1="7cm" svg:x2="3.5cm" svg:y2="3.5cm" draw:start-shape="id13" draw:start-glue-point="0" draw:end-shape="id16" draw:end-glue-point="2" svg:d="m3500 7000v-3500">
          <text:p/>
        </draw:connector>
        <draw:frame draw:style-name="gr2" draw:layer="layout" svg:width="1.912cm" svg:height="0.963cm" svg:x="2.588cm" svg:y="1.12cm">
          <draw:text-box>
            <text:p>trunk</text:p>
          </draw:text-box>
        </draw:frame>
        <draw:frame draw:style-name="gr2" draw:layer="layout" svg:width="1.7cm" svg:height="0.963cm" svg:x="8.05cm" svg:y="1.12cm">
          <draw:text-box>
            <text:p>tags</text:p>
          </draw:text-box>
        </draw:frame>
        <draw:frame draw:style-name="gr2" draw:layer="layout" svg:width="3.106cm" svg:height="0.963cm" svg:x="14.416cm" svg:y="1.287cm">
          <draw:text-box>
            <text:p>branch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Kieser</meta:initial-creator>
    <meta:creation-date>2011-10-07T12:07:46.98</meta:creation-date>
    <dc:date>2011-10-07T14:48:04.32</dc:date>
    <dc:creator>Michael Kieser</dc:creator>
    <meta:editing-duration>PT2H23M39S</meta:editing-duration>
    <meta:editing-cycles>10</meta:editing-cycles>
    <meta:generator>OpenOffice.org/3.3$Win32 OpenOffice.org_project/330m20$Build-9567</meta:generator>
    <meta:document-statistic meta:object-count="54"/>
  </office:meta>
</office:document-meta>
</file>